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Corps_20_de_20_texte.Paragraph" style:list-style-name="L22">
      <style:paragraph-properties fo:margin-left="1.251cm" fo:margin-right="0cm" fo:text-indent="0cm" style:auto-text-indent="fals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2" style:master-page-name="">
      <style:paragraph-properties style:page-number="auto" fo:break-before="page"/>
    </style:style>
    <style:style style:name="P46" style:family="paragraph" style:parent-style-name="Heading_20_3" style:master-page-name="">
      <style:paragraph-properties style:page-number="auto" fo:break-before="page"/>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LoadStyles-0.4.3.oxt&#13;&#13;25.06.2019 14:22:55&#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LoadStyles-A-0.4.3.oxt&#13;&#13;25.06.2019 14:23:0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LoadStyles-L-0.4.3.oxt&#13;&#13;25.06.2019 17:57:5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OOLoadStyle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860624664414238173"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291513897652234781" text:style-name="L2">
        <text:list-item>
          <text:p text:style-name="P49">Version 2.1.2 :</text:p>
        </text:list-item>
      </text:list>
      <text:list xml:id="list5301635828467759499" text:style-name="L3">
        <text:list-item>
          <text:list>
            <text:list-item>
              <text:p text:style-name="P50">Localized help : resolved non-functional hyperlink due to API incompatibility introduced by Apache OpenOffice 4.1 (and LibreOffice 4.0).</text:p>
            </text:list-item>
          </text:list>
        </text:list-item>
      </text:list>
      <text:list xml:id="list37774306" text:continue-list="list3291513897652234781" text:style-name="L2">
        <text:list-item>
          <text:p text:style-name="P49">Version 2.1.1 :</text:p>
        </text:list-item>
      </text:list>
      <text:list xml:id="list6570981696650818176"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37769202" text:continue-list="list37774306" text:style-name="L2">
        <text:list-item>
          <text:p text:style-name="P49">Version 2.1.0 :</text:p>
        </text:list-item>
      </text:list>
      <text:list xml:id="list6776179810343712027"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37775677" text:continue-list="list37769202" text:style-name="L2">
        <text:list-item>
          <text:p text:style-name="P49">Version 2.0.0 :</text:p>
        </text:list-item>
      </text:list>
      <text:list xml:id="list6522095764763247058"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37790630" text:continue-list="list37775677" text:style-name="L2">
        <text:list-item>
          <text:p text:style-name="P49">Version 1.5.3 :</text:p>
        </text:list-item>
      </text:list>
      <text:list xml:id="list725037629946681002"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934301212128618250"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LoadStyle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draw:text-box fo:min-height="12.298cm"><text:p text:style-name="Frame_20_contents"/><text:p text:style-name="P35"><text:span text:style-name="T2">Mandatory</text:span><text:tab/><text:tab/>Display to user if found incompatible at installation</text:p><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text:p text:style-name="Frame_20_contents"/><text:p text:style-name="Frame_20_contents"/><text:p text:style-name="Frame_20_contents"><draw:control text:anchor-type="paragraph" draw:z-index="9" draw:style-name="gr1" draw:text-style-name="P86" svg:width="8.362cm" svg:height="0.689cm" svg:x="3.621cm" svg:y="0.252cm" draw:control="control5"/></text:p><text:p text:style-name="Frame_20_contents"/><text:p text:style-name="P34">Compilation results</text:p><text:p text:style-name="P34"><draw:control text:anchor-type="paragraph" draw:z-index="10" draw:style-name="gr1"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draw:text-box fo:min-height="12.19cm"><text:p text:style-name="Frame_20_contents"/><text:p text:style-name="P35"><text:span text:style-name="T2">Mandatory</text:span><text:tab/><text:tab/>Display to user if found incompatible at installation</text:p><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text:p text:style-name="Frame_20_contents"/><text:p text:style-name="Frame_20_contents"/><text:p text:style-name="Frame_20_contents"><draw:control text:anchor-type="paragraph" draw:z-index="16" draw:style-name="gr1" draw:text-style-name="P86" svg:width="8.362cm" svg:height="0.689cm" svg:x="3.674cm" svg:y="0.367cm" draw:control="control10"/></text:p><text:p text:style-name="Frame_20_contents"/><text:p text:style-name="P34">Compilation results</text:p><text:p text:style-name="Frame_20_contents"><draw:control text:anchor-type="paragraph" draw:z-index="17" draw:style-name="gr1"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draw:text-box fo:min-height="10.954cm"><text:p text:style-name="Frame_20_contents"/><text:p text:style-name="Frame_20_contents"><text:span text:style-name="T2">Mandatory</text:span><text:tab/><text:tab/>Display to user if found incompatible at installation</text:p><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1" draw:style-name="gr1"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2" draw:style-name="gr1" draw:text-style-name="P87" svg:width="14.001cm" svg:height="4.001cm" svg:x="0.4cm" svg:y="0.459cm" draw:control="control16"/></text:p><text:p text:style-name="Frame_20_contents"/></draw:text-box></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97442211668125149"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342058958752975335"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744092161862734064"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492280385013220135"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664849481865028864"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3320243175410816293"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3"><draw:image xlink:href="Pictures/20000330000061BA0000213875A8900B.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2D54862B.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draw:text-box fo:min-height="4.001cm"><text:p text:style-name="Frame_20_contents"><draw:frame draw:style-name="fr6" draw:name="images3" text:anchor-type="paragraph" svg:width="18.087cm" svg:height="10.777cm" draw:z-index="25"><draw:image xlink:href="Pictures/20000738000065A300003C907F5799CF.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137136472035695931"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6581395186935067717"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610130809892093029" text:style-name="L17">
        <text:list-item>
          <text:p text:style-name="P64">Arg1 : <text:span text:style-name="InstructionMacro">String</text:span> : mandatory, type of control used for the button</text:p>
        </text:list-item>
      </text:list>
      <text:list xml:id="list6950391108276863296"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8556408957757940427"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116026746125328962"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8934546820436431863"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7160983345288655572"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077987436501813052"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441930670537799716"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676141913905551294"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5160482899751358099"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5473823692267270849"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498445897221613226"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872872913711616278"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5575955602205378902"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925375334759558347"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315486102210525384"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2689211225914936892"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138854852182875213"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OOLoadStyle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Set custom styles.</text:p>
      <text:p text:style-name="tooltipText"/>
      <text:p text:style-name="tooltipLang"><text:bookmark-start text:name="__RefHeading__44467_325084090"/>Tooltip de<text:bookmark-end text:name="__RefHeading__44467_325084090"/></text:p>
      <text:p text:style-name="descrText">Eigene Formatvorlagen anwend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Load styles without associating a template to the document.</text:p>
      <text:p text:style-name="descrLang"><text:bookmark-start text:name="__RefHeading__78156_325084090"/><text:soft-page-break/>Description de<text:bookmark-end text:name="__RefHeading__78156_325084090"/></text:p>
      <text:p text:style-name="descrText">Absatz-, Zeichen- und Seitenvorlagen laden, ohne die Dokumentvorlage mit dem Dokument zu verbind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475712147988699033"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9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15992564234294974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5685525445144516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80101758109085822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779933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text:soft-page-break/>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577711612919088574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8959551364030549083"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3531010308699604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dc:creator>BM</dc:creator><dc:date>2008-03-16T00:00:00.76</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79</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79</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79</dc:date><text:p>internal</text:p><text:p>Page2</text:p><text:p/></office:annotation>Paragraph styles</text:p>
      <text:p text:style-name="P28"><office:annotation><dc:creator>BM</dc:creator><dc:date>2008-03-13T00:00:00.79</dc:date><text:p>internal</text:p><text:p>Page7</text:p><text:p/></office:annotation>Hyperlinks</text:p>
      <text:p text:style-name="hlp_5f_paragraph"><text:span text:style-name="T14"><office:annotation><dc:creator>BM</dc:creator><dc:date>2008-03-13T00:00:00.79</dc:date><text:p>internal</text:p><text:p>Page3</text:p><text:p/></office:annotation></text:span><text:span text:style-name="T14">Text formatting</text:span></text:p>
      <text:p text:style-name="P28"><office:annotation><dc:creator>BM</dc:creator><dc:date>2008-03-26T00:00:00.79</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8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text:soft-page-break/>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80</dc:date><text:p>external</text:p><text:p><text:a xlink:href="http://www.openoffice.org/">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80</dc:date><text:p>external</text:p><text:p>text/swriter/main0210.xhp</text:p><text:p/></office:annotation><text:span text:style-name="T14">Preview topic</text:span> </text:p>
      <text:p text:style-name="hlp_5f_paragraph">This hyperlink displays <text:s/><office:annotation><dc:creator>BM</dc:creator><dc:date>2008-03-15T00:00:00.8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7781769" text:continue-list="list115992564234294974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7777315" text:continue-list="list3779933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81</dc:date><text:p text:style-name="P84"><text:span text:style-name="T23">image</text:span></text:p><text:p text:style-name="P84"><text:span text:style-name="T23">Images/Help/dontfeedtrolls.gif</text:span></text:p><text:p text:style-name="P84"><text:span text:style-name="T23">icon</text:span></text:p><text:p text:style-name="P84"><text:span text:style-name="T23"/></text:p></office:annotation> within a text.</text:p>
      <text:p text:style-name="hlp_5f_paragraph"><text:line-break/><text:line-break/>Now a bigger image in a blank line.</text:p>
      <text:p text:style-name="hlp_5f_paragraph"><office:annotation><dc:creator>Bernard Marcelly</dc:creator><dc:date>2009-01-24T10:50:50.81</dc:date><text:p text:style-name="P84"><text:span text:style-name="T23">image</text:span></text:p><text:p text:style-name="P84"><text:span text:style-name="T23">Images/Help/sailingShip.wmf</text:span></text:p><text:p text:style-name="P84"><text:span text:style-name="T23">Old sailing ship</text:span></text:p><text:p text:style-name="P84"><text:span text:style-name="T23"/></text:p></office:annotation></text:p>
      <text:p text:style-name="hlp_5f_paragraph"/>
      <text:p text:style-name="hlp_5f_paragraph"><text:line-break/><text:line-break/>Finally an image<office:annotation><dc:creator>Bernard Marcelly</dc:creator><dc:date>2009-01-24T20:53:22.81</dc:date><text:p text:style-name="P84"><text:span text:style-name="T23">imageOOo</text:span></text:p><text:p text:style-name="P84"><text:span text:style-name="T23">sd/res/get1obj.png</text:span></text:p></office:annotation> from OpenOffice resources</text:p>
      <text:p text:style-name="hlp_5f_page">Page10 : Creating the Help tree</text:p>
      <text:list xml:id="list37779314" text:continue-list="list3778176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LoadStyle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LoadStyle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21" meta:character-count="81894"/>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LoadStyles", "0.4.3") ' fill with your values
  setExtensionDescription("en, de")
  setDisplayName("en", "Load styles.")
  setDisplayName("de", "Vorlagen laden.")
  setTooltip("en, de", "en") ' deprecated ! starting from 3.1,use instead setExtensionDescription
endDescription  


beginAnnexes 
  useLibrary("Basic", "OOLoadStyles/")
endAnnexes


beginAddonUI

  beginAddonMenu

    beginMenu
      beginTitles
	    setTitle("Load styles", "en")
        setTitle("Vorlagen laden", "de")
      endTitles

      beginMenuItems

		beginCommand
            beginTitles("Writer")
              setTitle("Select Template", "en")
              setTitle("Dokumentvorlage auswählen", "de")
            endTitles
            setURL("Basic", "OOLoadStyles", "Module1", "LoadStyles")
			setImage("icons/locker")
		endCommand

        addSeparator
        
		beginCommand
            beginTitles("Writer")
              setTitle("Load default styles", "en")
              setTitle("Arbeitsvorlage laden", "de")
            endTitles
            setURL("Basic", "OOLoadStyles", "Module1", "LoadDefaultStyles")
			setImage("icons/laptop")
		endCommand
		
		beginCommand
            beginTitles("Writer")
              setTitle("Load Standard Page styles", "en")
              setTitle("Normseite laden", "de")
            endTitles
            setURL("Basic", "OOLoadStyles", "Module1", "LoadStandardPageStyles")
			setImage("icons/typewriter")
		endCommand

		beginCommand
            beginTitles("Writer")
              setTitle("Load Printout styles", "en")
              setTitle("Druckseite laden", "de")
            endTitles
            setURL("Basic", "OOLoadStyles", "Module1", "LoadPrintoutStyles")
			setImage("icons/printer")
		endCommand

	endMenuItems
  endMenu

endAddonMenu

beginOfficeToolbar

    beginTbTitles("Writer")
      setTitle("Load styles")
    endTbTitles

		beginButton()
            beginTitles("Writer")
              setTitle("Select Template", "en")
              setTitle("Dokumentvorlage auswählen", "de")
            endTitles
            setURL("Basic", "OOLoadStyles", "Module1", "LoadStyles")
			setImage("icons/locker")
		endButton

        addSeparator

		beginButton()
            beginTitles("Writer")
              setTitle("Load default styles", "en")
              setTitle("Arbeitsvorlage laden", "de")
            endTitles
            setURL("Basic", "OOLoadStyles", "Module1", "LoadDefaultStyles")
			setImage("icons/laptop")
		endButton    

		beginButton()
            beginTitles("Writer")
              setTitle("Load Standard Page styles", "en")
              setTitle("Normseite laden", "de")
            endTitles
            setURL("Basic", "OOLoadStyles", "Module1", "LoadStandardPageStyles")
			setImage("icons/typewriter")
		endButton    


		beginButton()
            beginTitles("Writer")
              setTitle("Load Printout styles", "en")
              setTitle("Druckseite laden", "de")
            endTitles
            setURL("Basic", "OOLoadStyles", "Module1", "LoadPrintoutStyles")
			setImage("icons/print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